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363cm" fo:margin-left="0.187cm" table:align="left"/>
    </style:style>
    <style:style style:name="Tabla1.A" style:family="table-column">
      <style:table-column-properties style:column-width="5.838cm"/>
    </style:style>
    <style:style style:name="Tabla1.B" style:family="table-column">
      <style:table-column-properties style:column-width="9.525cm"/>
    </style:style>
    <style:style style:name="Tabla1.1" style:family="table-row">
      <style:table-row-properties style:row-height="0.635cm" style:use-optimal-row-height="false"/>
    </style:style>
    <style:style style:name="Tabla1.A1" style:family="table-cell">
      <style:table-cell-properties fo:padding="0cm" fo:border="0.018cm solid #000000"/>
    </style:style>
    <style:style style:name="Tabla1.B4" style:family="table-cell" style:data-style-name="N37">
      <style:table-cell-properties fo:padding="0cm" fo:border="0.018cm solid #000000"/>
    </style:style>
    <style:style style:name="Tabla2" style:family="table">
      <style:table-properties style:width="15.423cm" fo:margin-left="0.187cm" table:align="left"/>
    </style:style>
    <style:style style:name="Tabla2.A" style:family="table-column">
      <style:table-column-properties style:column-width="3.048cm"/>
    </style:style>
    <style:style style:name="Tabla2.B" style:family="table-column">
      <style:table-column-properties style:column-width="6.918cm"/>
    </style:style>
    <style:style style:name="Tabla2.D" style:family="table-column">
      <style:table-column-properties style:column-width="2.409cm"/>
    </style:style>
    <style:style style:name="Tabla2.1" style:family="table-row">
      <style:table-row-properties style:row-height="0.635cm" style:use-optimal-row-height="false"/>
    </style:style>
    <style:style style:name="Tabla2.A1" style:family="table-cell">
      <style:table-cell-properties fo:padding="0cm" fo:border="0.018cm solid #000000"/>
    </style:style>
    <style:style style:name="Tabla2.D2" style:family="table-cell" style:data-style-name="N37">
      <style:table-cell-properties fo:padding="0cm" fo:border="0.018cm solid #000000"/>
    </style:style>
    <style:style style:name="P1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margin-top="0.019cm" fo:margin-bottom="0cm"/>
      <style:text-properties style:font-name="Times New Roman" fo:font-size="12.5pt" style:font-name-asian="Times New Roman" style:font-size-asian="12.5pt" style:font-name-complex="Times New Roman" style:font-size-complex="12.5pt"/>
    </style:style>
    <style:style style:name="P5" style:family="paragraph" style:parent-style-name="Standard">
      <style:paragraph-properties fo:margin-left="0.319cm" fo:margin-right="0cm" fo:margin-top="0.067cm" fo:margin-bottom="0cm" fo:text-indent="0cm" style:auto-text-indent="false">
        <style:tab-stops/>
      </style:paragraph-properties>
    </style:style>
    <style:style style:name="P6" style:family="paragraph" style:parent-style-name="Standard">
      <style:paragraph-properties fo:margin-top="0.004cm" fo:margin-bottom="0cm"/>
      <style:text-properties style:font-name="Arial" fo:font-size="6pt" style:font-name-asian="Arial" style:font-size-asian="6pt" style:font-name-complex="Arial" style:font-size-complex="6pt"/>
    </style:style>
    <style:style style:name="P7" style:family="paragraph" style:parent-style-name="Standard">
      <style:paragraph-properties fo:margin-top="0.004cm" fo:margin-bottom="0cm"/>
      <style:text-properties style:font-name="Arial" fo:font-size="5.5pt" style:font-name-asian="Arial" style:font-size-asian="5.5pt" style:font-name-complex="Arial" style:font-size-complex="5.5pt"/>
    </style:style>
    <style:style style:name="P8" style:family="paragraph" style:parent-style-name="Standard">
      <style:paragraph-properties fo:margin-top="0.004cm" fo:margin-bottom="0cm"/>
      <style:text-properties style:font-name="Arial" fo:font-size="2.5pt" fo:font-style="italic" fo:font-weight="bold" style:font-name-asian="Arial" style:font-size-asian="2.5pt" style:font-style-asian="italic" style:font-weight-asian="bold" style:font-name-complex="Arial" style:font-size-complex="2.5pt" style:font-weight-complex="bold"/>
    </style:style>
    <style:style style:name="P9" style:family="paragraph" style:parent-style-name="Table_20_Paragraph">
      <style:paragraph-properties fo:margin-left="0.111cm" fo:margin-right="0cm" fo:margin-top="0.206cm" fo:margin-bottom="0cm" fo:text-indent="0cm" style:auto-text-indent="false">
        <style:tab-stops/>
      </style:paragraph-properties>
    </style:style>
    <style:style style:name="P10" style:family="paragraph" style:parent-style-name="Table_20_Paragraph">
      <style:paragraph-properties fo:margin-left="0.109cm" fo:margin-right="0cm" fo:margin-top="0.206cm" fo:margin-bottom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top="0.014cm" fo:margin-bottom="0cm"/>
      <style:text-properties style:font-name="Arial" fo:font-size="7.5pt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P12" style:family="paragraph" style:parent-style-name="Table_20_Paragraph">
      <style:paragraph-properties fo:margin-left="0.111cm" fo:margin-right="0.108cm" fo:margin-top="0.206cm" fo:margin-bottom="0cm" fo:text-align="justify" style:justify-single-word="false" fo:text-indent="0cm" style:auto-text-indent="false">
        <style:tab-stops/>
      </style:paragraph-properties>
    </style:style>
    <style:style style:name="P13" style:family="paragraph" style:parent-style-name="Standard">
      <style:paragraph-properties fo:margin-top="0.012cm" fo:margin-bottom="0cm"/>
      <style:text-properties style:font-name="Arial" fo:font-size="12.5pt" fo:font-style="italic" fo:font-weight="bold" style:font-name-asian="Arial" style:font-size-asian="12.5pt" style:font-style-asian="italic" style:font-weight-asian="bold" style:font-name-complex="Arial" style:font-size-complex="12.5pt" style:font-weight-complex="bold"/>
    </style:style>
    <style:style style:name="P14" style:family="paragraph" style:parent-style-name="Textkörper">
      <style:paragraph-properties fo:margin-left="0cm" fo:margin-right="0.205cm" fo:text-align="justify" style:justify-single-word="false" fo:text-indent="0cm" style:auto-text-indent="false"/>
    </style:style>
    <style:style style:name="P15" style:family="paragraph" style:parent-style-name="Textkörper">
      <style:paragraph-properties fo:margin-left="0cm" fo:margin-right="0.205cm" fo:margin-top="0.21cm" fo:margin-bottom="0cm" fo:text-align="justify" style:justify-single-word="false" fo:text-indent="0cm" style:auto-text-indent="false"/>
    </style:style>
    <style:style style:name="P16" style:family="paragraph" style:parent-style-name="Textkörper">
      <style:paragraph-properties fo:margin-left="0cm" fo:margin-right="0.173cm" fo:text-indent="0cm" style:auto-text-indent="false"/>
    </style:style>
    <style:style style:name="P17" style:family="paragraph" style:parent-style-name="Standard" style:master-page-name="MP0">
      <style:paragraph-properties style:page-number="auto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8" style:family="paragraph" style:parent-style-name="Standard"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.319cm" fo:margin-right="0cm" fo:margin-top="0.212cm" fo:margin-bottom="0cm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.319cm" fo:margin-right="0cm" fo:margin-top="0.212cm" fo:margin-bottom="0cm" fo:text-align="start" style:justify-single-word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4586" style:font-name="Cambria" fo:font-size="20pt" style:text-underline-style="solid" style:text-underline-width="auto" style:text-underline-color="font-color" style:text-underline-mode="continuous" style:text-overline-mode="continuous" style:text-line-through-mode="continuous" style:font-size-asian="20pt" style:font-size-complex="20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4586" style:font-name="Cambria" fo:font-size="20pt" style:text-underline-style="solid" style:text-underline-width="auto" style:text-underline-color="font-color" style:text-underline-mode="continuous" style:text-overline-mode="continuous" style:text-line-through-mode="continuous" style:font-size-asian="20pt" style:font-size-complex="20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4586" style:font-name="Cambria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24" style:family="paragraph" style:parent-style-name="Standard" style:list-style-name="L5">
      <style:paragraph-properties fo:margin-left="0cm" fo:margin-right="0cm" fo:text-indent="0cm" style:auto-text-indent="false">
        <style:tab-stops/>
      </style:paragraph-properties>
    </style:style>
    <style:style style:name="P25" style:family="paragraph" style:parent-style-name="Standard" style:list-style-name="L5">
      <style:paragraph-properties fo:margin-left="0cm" fo:margin-right="0cm" fo:margin-top="0.014cm" fo:margin-bottom="0cm" fo:text-indent="0cm" style:auto-text-indent="false">
        <style:tab-stops/>
      </style:paragraph-properties>
      <style:text-properties style:font-name="Arial" fo:font-size="7.5pt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P26" style:family="paragraph" style:parent-style-name="Standard">
      <style:paragraph-properties fo:margin-left="0cm" fo:margin-right="0cm" fo:margin-top="0.014cm" fo:margin-bottom="0cm" fo:text-align="justify" style:justify-single-word="false" fo:text-indent="0cm" style:auto-text-indent="false">
        <style:tab-stops/>
      </style:paragraph-properties>
      <style:text-properties style:font-name="Arial" fo:font-size="7.5pt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P27" style:family="paragraph" style:parent-style-name="Standard" style:list-style-name="L5">
      <style:paragraph-properties fo:margin-left="0cm" fo:margin-right="0cm" fo:margin-top="0.014cm" fo:margin-bottom="0cm" fo:text-align="justify" style:justify-single-word="false" fo:text-indent="0cm" style:auto-text-indent="false">
        <style:tab-stops/>
      </style:paragraph-properties>
      <style:text-properties style:font-name="Arial" fo:font-size="7.5pt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P28" style:family="paragraph" style:parent-style-name="Standard" style:list-style-name="L5">
      <style:paragraph-properties fo:margin-left="0cm" fo:margin-right="0cm" fo:margin-top="0.014cm" fo:margin-bottom="0cm" fo:text-indent="0cm" style:auto-text-indent="false">
        <style:tab-stops/>
      </style:paragraph-properties>
    </style:style>
    <style:style style:name="P29" style:family="paragraph" style:parent-style-name="Standard">
      <style:paragraph-properties fo:margin-top="0.014cm" fo:margin-bottom="0cm"/>
      <style:text-properties style:font-name="Arial" fo:font-size="7.5pt" fo:font-style="italic" fo:font-weight="bold" style:font-name-asian="Arial" style:font-size-asian="7.5pt" style:font-style-asian="italic" style:font-weight-asian="bold" style:font-name-complex="Arial" style:font-size-complex="7.5pt" style:font-weight-complex="bold"/>
    </style:style>
    <style:style style:name="P30" style:family="paragraph" style:parent-style-name="Standard">
      <style:paragraph-properties fo:margin-top="0.012cm" fo:margin-bottom="0cm"/>
      <style:text-properties style:font-name="Arial" fo:font-size="12.5pt" fo:font-style="italic" fo:font-weight="bold" style:font-name-asian="Arial" style:font-size-asian="12.5pt" style:font-style-asian="italic" style:font-weight-asian="bold" style:font-name-complex="Arial" style:font-size-complex="12.5pt" style:font-weight-complex="bold"/>
    </style:style>
    <style:style style:name="P31" style:family="paragraph" style:parent-style-name="Überschrift_20_2">
      <style:text-properties fo:color="#004586" style:font-name="Calibri Light"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Überschrift_20_2" style:list-style-name="L3">
      <style:paragraph-properties fo:margin-left="0cm" fo:margin-right="0cm" fo:text-indent="-1.016cm" style:auto-text-indent="false">
        <style:tab-stops>
          <style:tab-stop style:position="0.002cm"/>
        </style:tab-stops>
      </style:paragraph-properties>
    </style:style>
    <style:style style:name="P33" style:family="paragraph" style:parent-style-name="Table_20_Paragraph">
      <style:paragraph-properties fo:margin-left="0.111cm" fo:margin-right="0cm" fo:margin-top="0.206cm" fo:margin-bottom="0cm" fo:text-indent="0cm" style:auto-text-indent="false">
        <style:tab-stops/>
      </style:paragraph-properties>
    </style:style>
    <style:style style:name="P34" style:family="paragraph" style:parent-style-name="Table_20_Paragraph">
      <style:paragraph-properties fo:margin-left="0.111cm" fo:margin-right="0.108cm" fo:margin-top="0.206cm" fo:margin-bottom="0cm" fo:text-align="justify" style:justify-single-word="false" fo:text-indent="0cm" style:auto-text-indent="false">
        <style:tab-stops/>
      </style:paragraph-properties>
    </style:style>
    <style:style style:name="P35" style:family="paragraph" style:parent-style-name="Table_20_Paragraph">
      <style:paragraph-properties fo:margin-left="0.111cm" fo:margin-right="0.106cm" fo:margin-top="0.206cm" fo:margin-bottom="0cm" fo:text-align="justify" style:justify-single-word="false" fo:text-indent="0cm" style:auto-text-indent="false">
        <style:tab-stops/>
      </style:paragraph-properties>
    </style:style>
    <style:style style:name="P36" style:family="paragraph" style:parent-style-name="Table_20_Paragraph">
      <style:paragraph-properties fo:margin-top="0.206cm" fo:margin-bottom="0cm" fo:text-align="justify" style:justify-single-word="false">
        <style:tab-stops/>
      </style:paragraph-properties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weight-complex="bold"/>
    </style:style>
    <style:style style:name="P37" style:family="paragraph" style:parent-style-name="Table_20_Paragraph" style:list-style-name="L6">
      <style:paragraph-properties fo:margin-top="0.206cm" fo:margin-bottom="0cm" fo:text-align="justify" style:justify-single-word="false">
        <style:tab-stops/>
      </style:paragraph-properties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weight-complex="bold"/>
    </style:style>
    <style:style style:name="P38" style:family="paragraph" style:parent-style-name="Table_20_Paragraph" style:list-style-name="L7">
      <style:paragraph-properties fo:margin-top="0.206cm" fo:margin-bottom="0cm" fo:text-align="justify" style:justify-single-word="false">
        <style:tab-stops/>
      </style:paragraph-properties>
    </style:style>
    <style:style style:name="P39" style:family="paragraph" style:parent-style-name="Table_20_Paragraph" style:list-style-name="L3">
      <style:paragraph-properties fo:margin-left="0cm" fo:margin-right="0cm" fo:margin-top="0.206cm" fo:margin-bottom="0cm" fo:text-align="justify" style:justify-single-word="false" fo:text-indent="0cm" style:auto-text-indent="false">
        <style:tab-stops/>
      </style:paragraph-properties>
    </style:style>
    <style:style style:name="P40" style:family="paragraph" style:parent-style-name="Table_20_Paragraph">
      <style:paragraph-properties fo:margin-left="0cm" fo:margin-right="0cm" fo:margin-top="0.206cm" fo:margin-bottom="0cm" fo:text-align="justify" style:justify-single-word="false" fo:text-indent="0cm" style:auto-text-indent="false">
        <style:tab-stops/>
      </style:paragraph-properties>
    </style:style>
    <style:style style:name="P41" style:family="paragraph" style:parent-style-name="Überschrift_20_1">
      <style:paragraph-properties fo:margin-left="0.178cm" fo:margin-right="0cm" fo:text-indent="0cm" style:auto-text-indent="false">
        <style:tab-stops/>
      </style:paragraph-properties>
    </style:style>
    <style:style style:name="P42" style:family="paragraph" style:parent-style-name="Überschrift_20_1" style:list-style-name="L3" style:master-page-name="MP4">
      <style:paragraph-properties fo:margin-left="0.94cm" fo:margin-right="0cm" fo:text-align="start" style:justify-single-word="false" fo:text-indent="-0.762cm" style:auto-text-indent="false" style:page-number="auto" fo:break-before="page">
        <style:tab-stops>
          <style:tab-stop style:position="0.002cm"/>
        </style:tab-stops>
      </style:paragraph-properties>
    </style:style>
    <style:style style:name="P43" style:family="paragraph" style:parent-style-name="Überschrift_20_1" style:list-style-name="L3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44" style:family="paragraph" style:parent-style-name="Normal" style:list-style-name="L4"/>
    <style:style style:name="P45" style:family="paragraph" style:parent-style-name="Normal"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24pt" style:font-size-asian="24pt"/>
    </style:style>
    <style:style style:name="T2" style:family="text">
      <style:text-properties style:font-name="Arial" fo:font-size="24pt" fo:letter-spacing="-0.004cm" style:font-size-asian="24pt"/>
    </style:style>
    <style:style style:name="T3" style:family="text">
      <style:text-properties style:font-name="Arial" fo:font-size="24pt" fo:letter-spacing="-0.002cm" style:font-size-asian="24pt"/>
    </style:style>
    <style:style style:name="T4" style:family="text">
      <style:text-properties style:font-name="Arial" fo:font-size="22pt" fo:letter-spacing="-0.002cm" style:font-size-asian="22pt"/>
    </style:style>
    <style:style style:name="T5" style:family="text">
      <style:text-properties style:font-name="Arial" fo:font-size="10pt" fo:letter-spacing="-0.002cm" style:font-size-asian="10pt"/>
    </style:style>
    <style:style style:name="T6" style:family="text">
      <style:text-properties style:font-name="Arial" fo:font-size="10pt" style:font-size-asian="10pt"/>
    </style:style>
    <style:style style:name="T7" style:family="text">
      <style:text-properties style:font-name="Arial" fo:font-size="10pt" fo:letter-spacing="-0.004cm" style:font-size-asian="10pt"/>
    </style:style>
    <style:style style:name="T8" style:family="text">
      <style:text-properties style:font-name="Arial" fo:font-size="10pt" fo:letter-spacing="-0.049cm" style:font-size-asian="10pt"/>
    </style:style>
    <style:style style:name="T9" style:family="text">
      <style:text-properties style:font-name="Arial" fo:font-size="10pt" fo:letter-spacing="0.032cm" style:font-size-asian="10pt"/>
    </style:style>
    <style:style style:name="T10" style:family="text">
      <style:text-properties style:font-name="Arial" fo:font-size="10pt" fo:letter-spacing="0.034cm" style:font-size-asian="10pt"/>
    </style:style>
    <style:style style:name="T11" style:family="text">
      <style:text-properties style:font-name="Arial" fo:font-size="10pt" fo:letter-spacing="0.074cm" style:font-size-asian="10pt"/>
    </style:style>
    <style:style style:name="T12" style:family="text">
      <style:text-properties style:font-name="Arial" fo:font-size="10pt" fo:letter-spacing="0.076cm" style:font-size-asian="10pt"/>
    </style:style>
    <style:style style:name="T13" style:family="text">
      <style:text-properties style:font-name="Arial" fo:font-size="10pt" fo:letter-spacing="0.005cm" style:font-size-asian="10pt"/>
    </style:style>
    <style:style style:name="T14" style:family="text">
      <style:text-properties style:font-name="Arial" fo:font-size="10pt" fo:letter-spacing="0.004cm" style:font-size-asian="10pt"/>
    </style:style>
    <style:style style:name="T15" style:family="text">
      <style:text-properties style:font-name="Arial" fo:font-size="10pt" fo:letter-spacing="0.072cm" style:font-size-asian="10pt"/>
    </style:style>
    <style:style style:name="T16" style:family="text">
      <style:text-properties style:font-name="Arial" fo:font-size="10pt" fo:letter-spacing="0.002cm" style:font-size-asian="10pt"/>
    </style:style>
    <style:style style:name="T17" style:family="text">
      <style:text-properties style:font-name="Arial" fo:font-size="10pt" fo:letter-spacing="0.088cm" style:font-size-asian="10pt"/>
    </style:style>
    <style:style style:name="T18" style:family="text">
      <style:text-properties style:font-name="Arial" fo:font-size="10pt" fo:letter-spacing="0.09cm" style:font-size-asian="10pt"/>
    </style:style>
    <style:style style:name="T19" style:family="text">
      <style:text-properties style:font-name="Arial" fo:font-size="10pt" fo:letter-spacing="0.051cm" style:font-size-asian="10pt"/>
    </style:style>
    <style:style style:name="T20" style:family="text">
      <style:text-properties style:font-name="Arial" fo:font-size="10pt" fo:letter-spacing="0.049cm" style:font-size-asian="10pt"/>
    </style:style>
    <style:style style:name="T21" style:family="text">
      <style:text-properties style:font-name="Arial" fo:font-size="10pt" fo:letter-spacing="0.053cm" style:font-size-asian="10pt"/>
    </style:style>
    <style:style style:name="T22" style:family="text">
      <style:text-properties style:font-name="Arial" fo:font-size="10pt" fo:letter-spacing="0.069cm" style:font-size-asian="10pt"/>
    </style:style>
    <style:style style:name="T23" style:family="text">
      <style:text-properties style:font-name="Arial" fo:font-size="10pt" fo:letter-spacing="0.067cm" style:font-size-asian="10pt"/>
    </style:style>
    <style:style style:name="T24" style:family="text">
      <style:text-properties style:font-name="Arial" fo:font-size="10pt" fo:letter-spacing="0.071cm" style:font-size-asian="10pt"/>
    </style:style>
    <style:style style:name="T25" style:family="text">
      <style:text-properties style:font-name="Arial" fo:font-size="10pt" fo:letter-spacing="0.093cm" style:font-size-asian="10pt"/>
    </style:style>
    <style:style style:name="T26" style:family="text">
      <style:text-properties style:font-name="Arial" fo:font-size="10pt" fo:letter-spacing="0.095cm" style:font-size-asian="10pt"/>
    </style:style>
    <style:style style:name="T27" style:family="text">
      <style:text-properties style:font-name="Arial" fo:font-size="10pt" fo:letter-spacing="0.092cm" style:font-size-asian="10pt"/>
    </style:style>
    <style:style style:name="T28" style:family="text">
      <style:text-properties style:font-name="Arial" fo:font-size="10pt" fo:letter-spacing="0.097cm" style:font-size-asian="10pt"/>
    </style:style>
    <style:style style:name="T29" style:family="text">
      <style:text-properties style:font-name="Arial" fo:font-size="10pt" fo:letter-spacing="0.039cm" style:font-size-asian="10pt"/>
    </style:style>
    <style:style style:name="T30" style:family="text">
      <style:text-properties style:font-name="Arial" fo:font-size="10pt" fo:letter-spacing="0.035cm" style:font-size-asian="10pt"/>
    </style:style>
    <style:style style:name="T31" style:family="text">
      <style:text-properties style:font-name="Arial" fo:font-size="10pt" fo:letter-spacing="0.037cm" style:font-size-asian="10pt"/>
    </style:style>
    <style:style style:name="T32" style:family="text">
      <style:text-properties style:font-name="Arial" fo:font-size="10pt" fo:letter-spacing="0.042cm" style:font-size-asian="10pt"/>
    </style:style>
    <style:style style:name="T33" style:family="text">
      <style:text-properties style:font-name="Arial" fo:font-size="10pt" fo:letter-spacing="0.041cm" style:font-size-asian="10pt"/>
    </style:style>
    <style:style style:name="T34" style:family="text">
      <style:text-properties style:font-name="Arial" fo:font-size="10pt" fo:letter-spacing="0.06cm" style:font-size-asian="10pt"/>
    </style:style>
    <style:style style:name="T35" style:family="text">
      <style:text-properties style:font-name="Arial" fo:font-size="10pt" fo:letter-spacing="0.058cm" style:font-size-asian="10pt"/>
    </style:style>
    <style:style style:name="T36" style:family="text">
      <style:text-properties style:font-name="Arial" fo:font-size="10pt" fo:letter-spacing="0.062cm" style:font-size-asian="10pt"/>
    </style:style>
    <style:style style:name="T37" style:family="text">
      <style:text-properties style:font-name="Arial" fo:font-size="10pt" fo:letter-spacing="0.056cm" style:font-size-asian="10pt"/>
    </style:style>
    <style:style style:name="T38" style:family="text">
      <style:text-properties style:font-name="Arial" fo:font-size="10pt" fo:letter-spacing="0.025cm" style:font-size-asian="10pt"/>
    </style:style>
    <style:style style:name="T39" style:family="text">
      <style:text-properties style:font-name="Arial" fo:font-size="10pt" fo:letter-spacing="0.026cm" style:font-size-asian="10pt"/>
    </style:style>
    <style:style style:name="T40" style:family="text">
      <style:text-properties style:font-name="Arial" fo:font-size="10pt" fo:letter-spacing="0.023cm" style:font-size-asian="10pt"/>
    </style:style>
    <style:style style:name="T41" style:family="text">
      <style:text-properties style:font-name="Arial" fo:font-size="10pt" fo:letter-spacing="0.028cm" style:font-size-asian="10pt"/>
    </style:style>
    <style:style style:name="T42" style:family="text">
      <style:text-properties style:font-name="Arial" fo:font-size="10pt" fo:letter-spacing="0.03cm" style:font-size-asian="10pt"/>
    </style:style>
    <style:style style:name="T43" style:family="text">
      <style:text-properties fo:letter-spacing="-0.002cm"/>
    </style:style>
    <style:style style:name="T44" style:family="text">
      <style:text-properties style:font-name="Times New Roman" fo:font-size="10pt" fo:letter-spacing="0.046cm" style:font-size-asian="10pt"/>
    </style:style>
    <style:style style:name="T45" style:family="text">
      <style:text-properties style:font-name="Times New Roman" fo:font-size="10pt" fo:letter-spacing="0.042cm" style:font-size-asian="10pt"/>
    </style:style>
    <style:style style:name="T46" style:family="text">
      <style:text-properties style:font-name="Times New Roman" fo:font-size="10pt" fo:letter-spacing="0.074cm" style:font-size-asian="10pt"/>
    </style:style>
    <style:style style:name="T47" style:family="text">
      <style:text-properties style:font-name="Times New Roman" fo:font-size="10pt" fo:letter-spacing="0.037cm" style:font-size-asian="10pt"/>
    </style:style>
    <style:style style:name="T48" style:family="text">
      <style:text-properties style:font-name="Times New Roman" fo:font-size="10pt" fo:letter-spacing="0.049cm" style:font-size-asian="10pt"/>
    </style:style>
    <style:style style:name="T49" style:family="text">
      <style:text-properties style:font-name="Times New Roman" fo:font-size="10pt" fo:letter-spacing="0.041cm" style:font-size-asian="10pt"/>
    </style:style>
    <style:style style:name="T50" style:family="text">
      <style:text-properties style:font-name="Times New Roman" fo:font-size="10pt" fo:letter-spacing="0.048cm" style:font-size-asian="10pt"/>
    </style:style>
    <style:style style:name="T51" style:family="text">
      <style:text-properties style:font-name="Times New Roman" fo:font-size="10pt" fo:letter-spacing="0.053cm" style:font-size-asian="10pt"/>
    </style:style>
    <style:style style:name="T52" style:family="text">
      <style:text-properties style:font-name="Times New Roman" fo:font-size="10pt" fo:letter-spacing="0.06cm" style:font-size-asian="10pt"/>
    </style:style>
    <style:style style:name="T53" style:family="text">
      <style:text-properties style:font-name="Times New Roman" fo:font-size="10pt" fo:letter-spacing="0.076cm" style:font-size-asian="10pt"/>
    </style:style>
    <style:style style:name="T54" style:family="text">
      <style:text-properties style:font-name="Times New Roman" fo:font-size="10pt" fo:letter-spacing="0.039cm" style:font-size-asian="10pt"/>
    </style:style>
    <style:style style:name="T55" style:family="text">
      <style:text-properties style:font-name="Times New Roman" fo:font-size="10pt" fo:letter-spacing="0.035cm" style:font-size-asian="10pt"/>
    </style:style>
    <style:style style:name="T56" style:family="text">
      <style:text-properties style:font-name="Times New Roman" fo:letter-spacing="0.042cm"/>
    </style:style>
    <style:style style:name="T57" style:family="text">
      <style:text-properties style:font-name="Times New Roman" fo:letter-spacing="0.079cm"/>
    </style:style>
    <style:style style:name="T58" style:family="text">
      <style:text-properties style:font-name="Times New Roman" fo:letter-spacing="0.143cm"/>
    </style:style>
    <style:style style:name="T59" style:family="text">
      <style:text-properties style:font-name="Times New Roman" fo:letter-spacing="0.046cm"/>
    </style:style>
    <style:style style:name="T60" style:family="text">
      <style:text-properties style:font-name="Times New Roman" fo:letter-spacing="0.035cm"/>
    </style:style>
    <style:style style:name="T61" style:family="text">
      <style:text-properties style:font-name="Times New Roman" fo:letter-spacing="0.056cm"/>
    </style:style>
    <style:style style:name="T62" style:family="text">
      <style:text-properties fo:letter-spacing="-0.004cm"/>
    </style:style>
    <style:style style:name="T63" style:family="text">
      <style:text-properties fo:letter-spacing="-0.026cm"/>
    </style:style>
    <style:style style:name="T64" style:family="text">
      <style:text-properties fo:letter-spacing="-0.03cm"/>
    </style:style>
    <style:style style:name="T65" style:family="text">
      <style:text-properties fo:letter-spacing="-0.032cm"/>
    </style:style>
    <style:style style:name="T66" style:family="text">
      <style:text-properties fo:letter-spacing="0.088cm"/>
    </style:style>
    <style:style style:name="T67" style:family="text">
      <style:text-properties fo:letter-spacing="0.09cm"/>
    </style:style>
    <style:style style:name="T68" style:family="text">
      <style:text-properties fo:letter-spacing="0.092cm"/>
    </style:style>
    <style:style style:name="T69" style:family="text">
      <style:text-properties fo:letter-spacing="0.062cm"/>
    </style:style>
    <style:style style:name="T70" style:family="text">
      <style:text-properties fo:letter-spacing="0.065cm"/>
    </style:style>
    <style:style style:name="T71" style:family="text">
      <style:text-properties fo:letter-spacing="0.064cm"/>
    </style:style>
    <style:style style:name="T72" style:family="text">
      <style:text-properties fo:letter-spacing="0.016cm"/>
    </style:style>
    <style:style style:name="T73" style:family="text">
      <style:text-properties fo:letter-spacing="0.014cm"/>
    </style:style>
    <style:style style:name="T74" style:family="text">
      <style:text-properties fo:letter-spacing="0.019cm"/>
    </style:style>
    <style:style style:name="T75" style:family="text">
      <style:text-properties fo:letter-spacing="0.018cm"/>
    </style:style>
    <style:style style:name="T76" style:family="text">
      <style:text-properties fo:letter-spacing="0.078cm"/>
    </style:style>
    <style:style style:name="T77" style:family="text">
      <style:text-properties fo:letter-spacing="0.079cm"/>
    </style:style>
    <style:style style:name="T78" style:family="text">
      <style:text-properties fo:letter-spacing="0.076cm"/>
    </style:style>
    <style:style style:name="T79" style:family="text">
      <style:text-properties fo:letter-spacing="0.081cm"/>
    </style:style>
    <style:style style:name="T80" style:family="text">
      <style:text-properties fo:letter-spacing="0.002cm"/>
    </style:style>
    <style:style style:name="T81" style:family="text">
      <style:text-properties fo:letter-spacing="0.004cm"/>
    </style:style>
    <style:style style:name="T82" style:family="text">
      <style:text-properties fo:color="#0000ff" style:font-name="Calibri Light" fo:font-size="14pt" fo:letter-spacing="-0.002cm" style:font-size-asian="14pt" style:font-size-complex="14pt"/>
    </style:style>
    <style:style style:name="T83" style:family="text">
      <style:text-properties fo:color="#004586" style:font-name="Calibri Light"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color="#004586" style:font-name="Calibri Light" fo:font-size="14pt" fo:letter-spacing="-0.049cm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85" style:family="text">
      <style:text-properties fo:color="#004586" style:font-name="Cambria" fo:font-size="24pt" fo:letter-spacing="-0.049cm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24pt" style:font-weight-asian="normal" style:font-name-complex="Arial" style:font-size-complex="24pt" style:font-weight-complex="normal"/>
    </style:style>
    <style:style style:name="T86" style:family="text">
      <style:text-properties fo:color="#004586" style:font-name="Cambria" fo:font-size="14pt" style:text-underline-style="solid" style:text-underline-width="auto" style:text-underline-color="font-color" style:font-size-asian="14pt" style:font-size-complex="14pt"/>
    </style:style>
    <style:style style:name="T87" style:family="text">
      <style:text-properties fo:color="#004586" style:font-name="Cambria" fo:font-size="16pt" style:text-underline-style="solid" style:text-underline-width="auto" style:text-underline-color="font-color" style:font-size-asian="16pt" style:font-size-complex="16pt"/>
    </style:style>
    <style:style style:name="T88" style:family="text">
      <style:text-properties fo:color="#004586" style:font-name="Cambria" fo:font-size="16pt" fo:letter-spacing="-0.026cm" style:text-underline-style="solid" style:text-underline-width="auto" style:text-underline-color="font-color" style:font-size-asian="16pt" style:font-size-complex="16pt"/>
    </style:style>
    <style:style style:name="T89" style:family="text">
      <style:text-properties fo:color="#004586" style:font-name="Cambria" fo:font-size="16pt" fo:letter-spacing="-0.026cm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90" style:family="text">
      <style:text-properties fo:color="#004586" style:font-name="Cambria" fo:font-size="16pt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91" style:family="text">
      <style:text-properties fo:color="#004586" style:font-name="Cambria" fo:font-size="16pt" fo:letter-spacing="-0.004cm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92" style:family="text">
      <style:text-properties fo:color="#000000" style:font-name="Times New Roman" fo:font-size="14pt" fo:letter-spacing="normal" style:text-underline-style="none" style:letter-kerning="true" style:font-size-asian="14pt" style:font-size-complex="14pt"/>
    </style:style>
    <style:style style:name="T93" style:family="text">
      <style:text-properties style:font-name="Times New Roman" fo:font-size="14pt" fo:letter-spacing="-0.004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style:font-name="Times New Roman" fo:font-size="14pt" fo:letter-spacing="-0.004cm" fo:font-style="normal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5" style:family="text">
      <style:text-properties fo:font-size="24pt" fo:letter-spacing="-0.049cm" style:font-size-asian="24pt" style:font-size-complex="24pt"/>
    </style:style>
    <text:list-style style:name="L1">
      <text:list-level-style-number text:level="1" text:style-name="WW_5f_CharLFO3LVL1" style:num-format="1">
        <style:list-level-properties text:space-before="0.178cm" text:min-label-width="0.847cm"/>
      </text:list-level-style-number>
      <text:list-level-style-number text:level="2" text:style-name="WW_5f_CharLFO3LVL2" style:num-format="1" text:display-levels="2">
        <style:list-level-properties text:space-before="0.601cm" text:min-label-width="1.27cm"/>
      </text:list-level-style-number>
      <text:list-level-style-bullet text:level="3" text:bullet-char="•">
        <style:list-level-properties text:space-before="2.099cm" text:min-label-width="1.27cm"/>
      </text:list-level-style-bullet>
      <text:list-level-style-bullet text:level="4" text:bullet-char="•">
        <style:list-level-properties text:space-before="3.598cm" text:min-label-width="1.27cm"/>
      </text:list-level-style-bullet>
      <text:list-level-style-bullet text:level="5" text:bullet-char="•">
        <style:list-level-properties text:space-before="5.096cm" text:min-label-width="1.27cm"/>
      </text:list-level-style-bullet>
      <text:list-level-style-bullet text:level="6" text:bullet-char="•">
        <style:list-level-properties text:space-before="6.593cm" text:min-label-width="1.27cm"/>
      </text:list-level-style-bullet>
      <text:list-level-style-bullet text:level="7" text:bullet-char="•">
        <style:list-level-properties text:space-before="8.091cm" text:min-label-width="1.27cm"/>
      </text:list-level-style-bullet>
      <text:list-level-style-bullet text:level="8" text:bullet-char="•">
        <style:list-level-properties text:space-before="9.589cm" text:min-label-width="1.27cm"/>
      </text:list-level-style-bullet>
      <text:list-level-style-bullet text:level="9" text:bullet-char="•">
        <style:list-level-properties text:space-before="11.088cm" text:min-label-width="1.2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1" text:start-value="4">
        <style:list-level-properties text:space-before="0.601cm" text:min-label-width="1.27cm"/>
      </text:list-level-style-number>
      <text:list-level-style-number text:level="2" text:style-name="WW_5f_CharLFO2LVL2" style:num-format="1" text:display-levels="2">
        <style:list-level-properties text:space-before="0.601cm" text:min-label-width="1.27cm"/>
      </text:list-level-style-number>
      <text:list-level-style-bullet text:level="3" text:bullet-char="•">
        <style:list-level-properties text:space-before="3.298cm" text:min-label-width="1.27cm"/>
      </text:list-level-style-bullet>
      <text:list-level-style-bullet text:level="4" text:bullet-char="•">
        <style:list-level-properties text:space-before="4.646cm" text:min-label-width="1.27cm"/>
      </text:list-level-style-bullet>
      <text:list-level-style-bullet text:level="5" text:bullet-char="•">
        <style:list-level-properties text:space-before="5.994cm" text:min-label-width="1.27cm"/>
      </text:list-level-style-bullet>
      <text:list-level-style-bullet text:level="6" text:bullet-char="•">
        <style:list-level-properties text:space-before="7.343cm" text:min-label-width="1.27cm"/>
      </text:list-level-style-bullet>
      <text:list-level-style-bullet text:level="7" text:bullet-char="•">
        <style:list-level-properties text:space-before="8.691cm" text:min-label-width="1.27cm"/>
      </text:list-level-style-bullet>
      <text:list-level-style-bullet text:level="8" text:bullet-char="•">
        <style:list-level-properties text:space-before="10.038cm" text:min-label-width="1.27cm"/>
      </text:list-level-style-bullet>
      <text:list-level-style-bullet text:level="9" text:bullet-char="•">
        <style:list-level-properties text:space-before="11.386cm" text:min-label-width="1.2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LVL1" style:num-format="1">
        <style:list-level-properties text:space-before="0.319cm" text:min-label-width="0.764cm"/>
      </text:list-level-style-number>
      <text:list-level-style-number text:level="2" text:style-name="WW_5f_CharLFO1LVL2" style:num-format="1" text:display-levels="2">
        <style:list-level-properties text:space-before="0.317cm" text:min-label-width="1.018cm"/>
      </text:list-level-style-number>
      <text:list-level-style-bullet text:level="3" text:bullet-char="•">
        <style:list-level-properties text:space-before="1.919cm" text:min-label-width="1.018cm"/>
      </text:list-level-style-bullet>
      <text:list-level-style-bullet text:level="4" text:bullet-char="•">
        <style:list-level-properties text:space-before="3.519cm" text:min-label-width="1.018cm"/>
      </text:list-level-style-bullet>
      <text:list-level-style-bullet text:level="5" text:bullet-char="•">
        <style:list-level-properties text:space-before="5.119cm" text:min-label-width="1.018cm"/>
      </text:list-level-style-bullet>
      <text:list-level-style-bullet text:level="6" text:bullet-char="•">
        <style:list-level-properties text:space-before="6.72cm" text:min-label-width="1.018cm"/>
      </text:list-level-style-bullet>
      <text:list-level-style-bullet text:level="7" text:bullet-char="•">
        <style:list-level-properties text:space-before="8.32cm" text:min-label-width="1.018cm"/>
      </text:list-level-style-bullet>
      <text:list-level-style-bullet text:level="8" text:bullet-char="•">
        <style:list-level-properties text:space-before="9.922cm" text:min-label-width="1.018cm"/>
      </text:list-level-style-bullet>
      <text:list-level-style-bullet text:level="9" text:bullet-char="•">
        <style:list-level-properties text:space-before="11.521cm" text:min-label-width="1.0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<text:span text:style-name="Absatz-Standardschriftart"><text:span text:style-name="T1">Informe</text:span></text:span><text:span text:style-name="Absatz-Standardschriftart"><text:span text:style-name="T2"> </text:span></text:span><text:span text:style-name="Absatz-Standardschriftart"><text:span text:style-name="T3">de</text:span></text:span><text:span text:style-name="Absatz-Standardschriftart"><text:span text:style-name="T1"> </text:span></text:span><text:span text:style-name="Absatz-Standardschriftart"><text:span text:style-name="T3">Cierre</text:span></text:span></text:p>
      <text:p text:style-name="P19"><text:span text:style-name="Absatz-Standardschriftart"><text:span text:style-name="T4">RolStream</text:span></text:span></text:p>
      <text:p text:style-name="P19"><text:span text:style-name="Absatz-Standardschriftart"><text:span text:style-name="T4"/></text:span></text:p>
      <text:p text:style-name="P19"><text:span text:style-name="Absatz-Standardschriftart"><text:span text:style-name="T4"/></text:span></text:p>
      <text:p text:style-name="P19"><text:span text:style-name="Absatz-Standardschriftart"><text:span text:style-name="T4"/></text:span></text:p>
      <text:p text:style-name="P19"><text:span text:style-name="Absatz-Standardschriftart"><text:span text:style-name="T4"/></text:span></text:p>
      <text:p text:style-name="P19"><text:span text:style-name="Absatz-Standardschriftart"><text:span text:style-name="T4"/></text:span></text:p>
      <text:p text:style-name="P19"><text:span text:style-name="Absatz-Standardschriftart"><text:span text:style-name="T4"/></text:span></text:p>
      <text:p text:style-name="P19"><text:span text:style-name="Absatz-Standardschriftart"><text:span text:style-name="T4"/></text:span></text:p>
      <text:p text:style-name="P19"><text:span text:style-name="Absatz-Standardschriftart"><text:span text:style-name="T4"/></text:span></text:p>
      <text:p text:style-name="P19"><text:span text:style-name="Absatz-Standardschriftart"><text:span text:style-name="T4"/></text:span></text:p>
      <text:p text:style-name="P19"><text:span text:style-name="Absatz-Standardschriftart"><text:span text:style-name="T4"/></text:span></text:p>
      <text:p text:style-name="P19"><text:span text:style-name="Absatz-Standardschriftart"><text:span text:style-name="T4"/></text:span></text:p>
      <text:p text:style-name="P19"><text:span text:style-name="Absatz-Standardschriftart"><text:span text:style-name="T4"/></text:span></text:p>
      <text:p text:style-name="P19"><text:span text:style-name="Absatz-Standardschriftart"><text:span text:style-name="T4"/></text:span></text:p>
      <text:p text:style-name="P19"><text:span text:style-name="Absatz-Standardschriftart"><text:span text:style-name="T4"/></text:span></text:p>
      <text:p text:style-name="P19"><text:span text:style-name="Absatz-Standardschriftart"><text:span text:style-name="T82">Alejandro Luque Cerpa</text:span></text:span></text:p>
      <text:p text:style-name="P20"><text:span text:style-name="Absatz-Standardschriftart"><text:span text:style-name="T82">Antonio Portillo Raya<text:tab/><text:tab/><text:tab/><text:tab/><text:tab/><text:tab/> <text:s text:c="9"/>enero de 2019</text:span></text:span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9"><text:span text:style-name="Absatz-Standardschriftart"><text:span text:style-name="T5">Información del Documento</text:span></text:span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9"><text:span text:style-name="Absatz-Standardschriftart"><text:span text:style-name="T5">Status del Documento</text:span></text:span></text:p>
          </table:table-cell>
          <table:table-cell table:style-name="Tabla1.A1" office:value-type="string">
            <text:p text:style-name="Standard">Checked</text:p>
          </table:table-cell>
        </table:table-row>
        <table:table-row table:style-name="Tabla1.1">
          <table:table-cell table:style-name="Tabla1.A1" office:value-type="string">
            <text:p text:style-name="P9"><text:span text:style-name="Absatz-Standardschriftart"><text:span text:style-name="T6">Versión</text:span></text:span></text:p>
          </table:table-cell>
          <table:table-cell table:style-name="Tabla1.A1" office:value-type="string">
            <text:p text:style-name="Standard">Versión inicial</text:p>
          </table:table-cell>
        </table:table-row>
        <table:table-row table:style-name="Tabla1.1">
          <table:table-cell table:style-name="Tabla1.A1" office:value-type="string">
            <text:p text:style-name="P9"><text:span text:style-name="Absatz-Standardschriftart"><text:span text:style-name="T6">Fecha</text:span></text:span></text:p>
          </table:table-cell>
          <table:table-cell table:style-name="Tabla1.B4" office:value-type="date" office:date-value="2019-07-10">
            <text:p text:style-name="Standard">10/07/19</text:p>
          </table:table-cell>
        </table:table-row>
        <table:table-row table:style-name="Tabla1.1">
          <table:table-cell table:style-name="Tabla1.A1" office:value-type="string">
            <text:p text:style-name="P9"><text:span text:style-name="Absatz-Standardschriftart"><text:span text:style-name="T5">Nombre del Documento</text:span></text:span></text:p>
          </table:table-cell>
          <table:table-cell table:style-name="Tabla1.A1" office:value-type="string">
            <text:p text:style-name="Standard">RolStream</text:p>
          </table:table-cell>
        </table:table-row>
      </table:table>
      <text:p text:style-name="P2"/>
      <text:p text:style-name="P2"/>
      <text:p text:style-name="P2"/>
      <text:p text:style-name="P2"/>
      <text:p text:style-name="P7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 table:style-name="Tabla2.1">
          <table:table-cell table:style-name="Tabla2.A1" table:number-columns-spanned="2" office:value-type="string">
            <text:p text:style-name="P9"><text:span text:style-name="Absatz-Standardschriftart"><text:span text:style-name="T5">Lista de Distribución</text:span></text:span><text:span text:style-name="Absatz-Standardschriftart"><text:span text:style-name="T6"> </text:span></text:span><text:span text:style-name="Absatz-Standardschriftart"><text:span text:style-name="T5">del </text:span></text:span><text:span text:style-name="Absatz-Standardschriftart"><text:span text:style-name="T7">Documento</text:span></text:span></text:p>
          </table:table-cell>
          <table:covered-table-cell/>
          <table:table-cell table:style-name="Tabla2.A1" office:value-type="string">
            <text:p text:style-name="P9"><text:span text:style-name="Absatz-Standardschriftart"><text:span text:style-name="T6">Firma</text:span></text:span></text:p>
          </table:table-cell>
          <table:table-cell table:style-name="Tabla2.A1" office:value-type="string">
            <text:p text:style-name="P10"><text:span text:style-name="Absatz-Standardschriftart"><text:span text:style-name="T6">Fecha</text:span></text:span></text:p>
          </table:table-cell>
        </table:table-row>
        <table:table-row table:style-name="Tabla2.1">
          <table:table-cell table:style-name="Tabla2.A1" office:value-type="string">
            <text:p text:style-name="P9"><text:span text:style-name="Absatz-Standardschriftart"><text:span text:style-name="T5">Preparado por</text:span></text:span></text:p>
          </table:table-cell>
          <table:table-cell table:style-name="Tabla2.A1" office:value-type="string">
            <text:p text:style-name="Standard">RayLuc S.L.</text:p>
          </table:table-cell>
          <table:table-cell table:style-name="Tabla2.A1" office:value-type="string">
            <text:p text:style-name="Standard">Alejandro Luque </text:p>
          </table:table-cell>
          <table:table-cell table:style-name="Tabla2.D2" office:value-type="date" office:date-value="2019-07-09">
            <text:p text:style-name="Standard">09/07/19</text:p>
          </table:table-cell>
        </table:table-row>
        <table:table-row table:style-name="Tabla2.1">
          <table:table-cell table:style-name="Tabla2.A1" office:value-type="string">
            <text:p text:style-name="P9"><text:span text:style-name="Absatz-Standardschriftart"><text:span text:style-name="T5">Revisado por</text:span></text:span></text:p>
          </table:table-cell>
          <table:table-cell table:style-name="Tabla2.A1" office:value-type="string">
            <text:p text:style-name="Standard">Grupo Administrativo RayLuc S.L.</text:p>
          </table:table-cell>
          <table:table-cell table:style-name="Tabla2.A1" office:value-type="string">
            <text:p text:style-name="Standard">Antonio Portillo</text:p>
          </table:table-cell>
          <table:table-cell table:style-name="Tabla2.D2" office:value-type="date" office:date-value="2019-07-12">
            <text:p text:style-name="Standard">12/07/19</text:p>
          </table:table-cell>
        </table:table-row>
        <table:table-row table:style-name="Tabla2.1">
          <table:table-cell table:style-name="Tabla2.A1" office:value-type="string">
            <text:p text:style-name="P9"><text:span text:style-name="Absatz-Standardschriftart"><text:span text:style-name="T5">Aprobado por</text:span></text:span></text:p>
          </table:table-cell>
          <table:table-cell table:style-name="Tabla2.A1" office:value-type="string">
            <text:p text:style-name="Standard">Grupo Gestión RayLuc S.L.</text:p>
          </table:table-cell>
          <table:table-cell table:style-name="Tabla2.A1" office:value-type="string">
            <text:p text:style-name="Standard">Pepe Pérez</text:p>
          </table:table-cell>
          <table:table-cell table:style-name="Tabla2.D2" office:value-type="date" office:date-value="2019-07-13">
            <text:p text:style-name="Standard">13/07/19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Índice</text:p>
      <text:p text:style-name="P23"/>
      <text:h text:style-name="Título_20_1" text:outline-level="1">Resumen</text:h>
      <text:h text:style-name="Título_20_1" text:outline-level="1">Informes de aceptación</text:h>
      <text:h text:style-name="P31" text:outline-level="2">Control de calidad</text:h>
      <text:h text:style-name="Überschrift_20_2" text:outline-level="2"><text:span text:style-name="T83">Verificación</text:span></text:h>
      <text:h text:style-name="Título_20_1" text:outline-level="1">Plan de mantenimiento</text:h>
      <text:h text:style-name="Título_20_1" text:outline-level="1">Valoración</text:h>
      <text:h text:style-name="P31" text:outline-level="2">Lecciones aprendidas</text:h>
      <text:h text:style-name="Título_20_1" text:outline-level="1">Plan de seguimiento</text:h>
      <text:h text:style-name="Título_20_1" text:outline-level="1"><text:span text:style-name="Absatz-Standardschriftart"><text:span text:style-name="T43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h text:style-name="P41" text:outline-level="1"><text:span text:style-name="Absatz-Standardschriftart"><text:span text:style-name="T8"/></text:span></text:h>
      <text:p text:style-name="P22"><text:soft-page-break/><text:span text:style-name="Absatz-Standardschriftart"><text:span text:style-name="T95">1.Resumen</text:span></text:span></text:p>
      <text:p text:style-name="P22"><text:span text:style-name="Absatz-Standardschriftart"><text:span text:style-name="T84"/></text:span></text:p>
      <text:p text:style-name="Normal"><text:span text:style-name="Absatz-Standardschriftart"><text:span text:style-name="T92"><text:tab/>Se ha logrado cumplir los objetivos del proyecto según lo establecido en la planificación, cumpliendo todos los requisitos en el tiempo estipulado, y cumpliendo los plazos que se marcaron. </text:span></text:span></text:p>
      <text:p text:style-name="Normal"><text:span text:style-name="Absatz-Standardschriftart"><text:span text:style-name="T92"/></text:span></text:p>
      <text:p text:style-name="Normal"><text:span text:style-name="Absatz-Standardschriftart"><text:span text:style-name="T92"><text:tab/>Durante la fase de pruebas se comprobó que el sistema resiste los ataques informáticos testeados, y que a pesar de manipular una gran cantidad de datos el sistema era capaz de soportar el intercambio de estos.</text:span></text:span></text:p>
      <text:p text:style-name="Normal"><text:span text:style-name="Absatz-Standardschriftart"><text:span text:style-name="T92"/></text:span></text:p>
      <text:p text:style-name="Normal"><text:span text:style-name="Absatz-Standardschriftart"><text:span text:style-name="T92"><text:tab/>Todo esto se puede comprobar en los siguientes documentos elaborados y/o entregados en la última fase del proyecto:</text:span></text:span></text:p>
      <text:list xml:id="list3703423955231134616" text:style-name="L4">
        <text:list-item>
          <text:p text:style-name="P44"><text:span text:style-name="Absatz-Standardschriftart"><text:span text:style-name="T92">Manual de Usuario: Incluye toda la información necesaria para que un usuario ajeno al proyecto pueda comenzar a usar la aplicación web.</text:span></text:span></text:p>
        </text:list-item>
        <text:list-item>
          <text:p text:style-name="P44"><text:span text:style-name="Absatz-Standardschriftart"><text:span text:style-name="T92">Documentación sobre diseño y arquitectura global.</text:span></text:span></text:p>
        </text:list-item>
        <text:list-item>
          <text:p text:style-name="P44"><text:span text:style-name="Absatz-Standardschriftart"><text:span text:style-name="T92">Informe sobre pruebas realizadas: Contiene información sobre la resistencia del sistema ante algunos ataques informáticos y asegura la privacidad de los datos que se manejen dentro del sistema.</text:span></text:span></text:p>
        </text:list-item>
      </text:list>
      <text:p text:style-name="Normal"><text:span text:style-name="Absatz-Standardschriftart"><text:span text:style-name="T92"/></text:span></text:p>
      <text:p text:style-name="Normal"><text:span text:style-name="Absatz-Standardschriftart"><text:span text:style-name="T92">Además de la aprobación de los entregables, se ha realizado el cierre de contratos y la valoración de los costes. </text:span></text:span></text:p>
      <text:p text:style-name="Normal"><text:span text:style-name="Absatz-Standardschriftart"><text:span text:style-name="T92"/></text:span></text:p>
      <text:p text:style-name="Normal"><text:span text:style-name="Absatz-Standardschriftart"><text:span text:style-name="T92">Podemos concluir que se da por finalizado el proyecto para lanzar la aplicación RolStream y que se empiece a utilizar de inmediato. </text:span></text:span></text:p>
      <text:p text:style-name="P45"><text:span text:style-name="Absatz-Standardschriftart"><text:span text:style-name="T43"/></text:span></text:p>
      <text:p text:style-name="P45"><text:span text:style-name="Absatz-Standardschriftart"><text:span text:style-name="T43"/></text:span></text:p>
      <text:list xml:id="list2956485126950048450" text:style-name="L5">
        <text:list-header>
          <text:p text:style-name="P24"><text:span text:style-name="Absatz-Standardschriftart"><text:span text:style-name="T85">2. Aceptación del sistema</text:span></text:span></text:p>
          <text:p text:style-name="P24"><text:span text:style-name="T86">2.2 </text:span><text:span text:style-name="T87">Aceptación</text:span><text:span text:style-name="Absatz-Standardschriftart"><text:span text:style-name="T88"> </text:span></text:span><text:span text:style-name="T87">del</text:span><text:span text:style-name="Absatz-Standardschriftart"><text:span text:style-name="T88"> </text:span></text:span><text:span text:style-name="T87">Usuario</text:span></text:p>
        </text:list-header>
      </text:list>
      <text:p text:style-name="P3"/>
      <text:list xml:id="list283142029911176180" text:style-name="L6">
        <text:list-item>
          <text:p text:style-name="P37"><text:span text:style-name="Absatz-Standardschriftart"><text:span text:style-name="T93">Todos los útiles y opciones de la aplicación web funcionan de forma fluida y su interfaz es intuitiva para los clientes. La claridad y fácil uso de la aplicación se ajusta a las condiciones del cliente.</text:span></text:span></text:p>
        </text:list-item>
        <text:list-item>
          <text:p text:style-name="P37"><text:span text:style-name="Absatz-Standardschriftart"><text:span text:style-name="T93">Todo el sistema de almacenamiento y acceso de usuarios funciona correctamente conforme a los requisitos establecidos.</text:span></text:span></text:p>
        </text:list-item>
        <text:list-item>
          <text:p text:style-name="P37"><text:span text:style-name="Absatz-Standardschriftart"><text:span text:style-name="T93">Todo el sistema de almacenamiento de contenido multimedia funciona correctamente y a una velocidad satisfactoria para el cliente.</text:span></text:span></text:p>
        </text:list-item>
        <text:list-item>
          <text:p text:style-name="P37"><text:span text:style-name="Absatz-Standardschriftart"><text:span text:style-name="T93">Todo el sistema de transmisión de vídeo en directo funciona de forma fluida y satisfactoria para el cliente.</text:span>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38655533" text:continue-list="list2956485126950048450" text:style-name="L5">
        <text:list-header>
          <text:p text:style-name="P25"><text:soft-page-break/><text:span text:style-name="T90">2.2 Aceptación</text:span><text:span text:style-name="Absatz-Standardschriftart"><text:span text:style-name="T89"> </text:span></text:span><text:span text:style-name="T90">de la tecnología</text:span></text:p>
        </text:list-header>
      </text:list>
      <text:p text:style-name="P11"/>
      <text:list xml:id="list38668574" text:continue-list="list283142029911176180" text:style-name="L6">
        <text:list-item>
          <text:p text:style-name="P37"><text:span text:style-name="Absatz-Standardschriftart"><text:span text:style-name="T93">La aplicación se adapta correctamente a diferentes dispositivos: tanto computadores como dispositivos móbiles, tablets, y otros dispositivos, sin presentar problemas de compatibilidad.</text:span></text:span></text:p>
        </text:list-item>
        <text:list-item>
          <text:p text:style-name="P37"><text:span text:style-name="Absatz-Standardschriftart"><text:span text:style-name="T93">La transmisión de datos y recepción de estos en los distintos dispositivos se da de forma fluida y correcta sin ningún error que no pueda corregirse en tiempo real.</text:span></text:span></text:p>
        </text:list-item>
        <text:list-item>
          <text:p text:style-name="P37"><text:span text:style-name="Absatz-Standardschriftart"><text:span text:style-name="T93">La sincronización entre la aplicación y la base de datos es contínua y no da fallos en tiempo real.</text:span></text:span></text:p>
        </text:list-item>
      </text:list>
      <text:p text:style-name="P36"><text:span text:style-name="Absatz-Standardschriftart"><text:span text:style-name="T93"/></text:span></text:p>
      <text:list xml:id="list38683057" text:continue-list="list38655533" text:style-name="L5">
        <text:list-header>
          <text:p text:style-name="P27"><text:span text:style-name="Absatz-Standardschriftart"><text:span text:style-name="T91">2.3 Aceptación</text:span></text:span><text:span text:style-name="Absatz-Standardschriftart"><text:span text:style-name="T89"> </text:span></text:span><text:span text:style-name="Absatz-Standardschriftart"><text:span text:style-name="T91">de la organización</text:span></text:span></text:p>
        </text:list-header>
      </text:list>
      <text:p text:style-name="P26"/>
      <text:list xml:id="list1695437334544139740" text:style-name="L7">
        <text:list-item>
          <text:p text:style-name="P38"><text:span text:style-name="Absatz-Standardschriftart"><text:span text:style-name="T94">Tanto el manual de usuario, como la documentación de arquitectura y diseño se adecuan al estándar establecido en cuanto a documentación de usuario. </text:span></text:span></text:p>
          <text:p text:style-name="P38"><text:span text:style-name="Absatz-Standardschriftart"><text:span text:style-name="T94">Estos documentos han sido redactados de forma que cualquier usuario pueda entenderlo aunque no disponga de conocimientos avanzados de informática.</text:span></text:span></text:p>
          <text:p text:style-name="P38"><text:span text:style-name="Absatz-Standardschriftart"><text:span text:style-name="T94">Estos documentos son fácilmente accesibles desde la aplicación y están disponibles para todos los usuarios en todo momento.</text:span></text:span></text:p>
        </text:list-item>
      </text:list>
      <text:p text:style-name="P11"/>
      <text:p text:style-name="P11"/>
      <text:p text:style-name="P11"/>
      <text:list xml:id="list38678196" text:continue-list="list38683057" text:style-name="L5">
        <text:list-header>
          <text:p text:style-name="P28"><text:span text:style-name="Absatz-Standardschriftart"><text:span text:style-name="T85">2. Plan de mantenimiento</text:span></text:span></text:p>
        </text:list-header>
      </text:list>
      <text:list xml:id="list8871489606418571729" text:style-name="L3">
        <text:list-header>
          <text:p text:style-name="P39"><text:span text:style-name="Absatz-Standardschriftart"><text:span text:style-name="T94">Estos documentos son fácilmente accesibles desde la aplicación y están disponibles p</text:span></text:span></text:p>
        </text:list-header>
      </text:list>
      <text:p text:style-name="P40"><text:span text:style-name="Absatz-Standardschriftart"><text:span text:style-name="T94"/></text:span></text:p>
      <text:p text:style-name="P40"><text:span text:style-name="Absatz-Standardschriftart"><text:span text:style-name="T94"/></text:span></text:p>
      <text:p text:style-name="P40"><text:span text:style-name="Absatz-Standardschriftart"><text:span text:style-name="T94"/></text:span></text:p>
      <text:list xml:id="list38683297" text:continue-numbering="true" text:style-name="L3">
        <text:list-header>
          <text:p text:style-name="P43"><text:bookmark-start text:name="_TOC_250001"/><text:span text:style-name="Absatz-Standardschriftart"><text:span text:style-name="T43">Plan de Mantenimiento</text:span></text:span><text:bookmark-end text:name="_TOC_250001"/></text:p>
        </text:list-header>
      </text:list>
      <text:p text:style-name="P14"><text:span text:style-name="Absatz-Standardschriftart"><text:span text:style-name="T43">La</text:span></text:span><text:span text:style-name="Absatz-Standardschriftart"><text:span text:style-name="T66"> </text:span></text:span><text:span text:style-name="Absatz-Standardschriftart"><text:span text:style-name="T43">mayor</text:span></text:span><text:span text:style-name="Absatz-Standardschriftart"><text:span text:style-name="T66"> </text:span></text:span><text:span text:style-name="Absatz-Standardschriftart"><text:span text:style-name="T43">parte</text:span></text:span><text:span text:style-name="Absatz-Standardschriftart"><text:span text:style-name="T67"> </text:span></text:span><text:span text:style-name="Absatz-Standardschriftart"><text:span text:style-name="T43">del</text:span></text:span><text:span text:style-name="Absatz-Standardschriftart"><text:span text:style-name="T66"> </text:span></text:span><text:span text:style-name="Absatz-Standardschriftart"><text:span text:style-name="T43">nuevo</text:span></text:span><text:span text:style-name="Absatz-Standardschriftart"><text:span text:style-name="T67"> </text:span></text:span><text:span text:style-name="Absatz-Standardschriftart"><text:span text:style-name="T43">sistema</text:span></text:span><text:span text:style-name="Absatz-Standardschriftart"><text:span text:style-name="T66"> </text:span></text:span><text:span text:style-name="Absatz-Standardschriftart"><text:span text:style-name="T43">construido</text:span></text:span><text:span text:style-name="Absatz-Standardschriftart"><text:span text:style-name="T66"> </text:span></text:span><text:span text:style-name="Absatz-Standardschriftart"><text:span text:style-name="T43">lo</text:span></text:span><text:span text:style-name="Absatz-Standardschriftart"><text:span text:style-name="T67"> </text:span></text:span><text:span text:style-name="Absatz-Standardschriftart"><text:span text:style-name="T43">ha</text:span></text:span><text:span text:style-name="Absatz-Standardschriftart"><text:span text:style-name="T66"> </text:span></text:span><text:span text:style-name="Absatz-Standardschriftart"><text:span text:style-name="T43">sido</text:span></text:span><text:span text:style-name="Absatz-Standardschriftart"><text:span text:style-name="T67"> </text:span></text:span><text:span text:style-name="Absatz-Standardschriftart"><text:span text:style-name="T43">con</text:span></text:span><text:span text:style-name="Absatz-Standardschriftart"><text:span text:style-name="T66"> </text:span></text:span><text:span text:style-name="Absatz-Standardschriftart"><text:span text:style-name="T43">recursos</text:span></text:span><text:span text:style-name="Absatz-Standardschriftart"><text:span text:style-name="T66"> </text:span></text:span><text:span text:style-name="Absatz-Standardschriftart"><text:span text:style-name="T43">internos.</text:span></text:span><text:span text:style-name="Absatz-Standardschriftart"><text:span text:style-name="T68"> </text:span></text:span><text:span text:style-name="Absatz-Standardschriftart"><text:span text:style-name="T43">Como</text:span></text:span><text:span text:style-name="Absatz-Standardschriftart"><text:span text:style-name="T66"> </text:span></text:span><text:span text:style-name="Absatz-Standardschriftart"><text:span text:style-name="T43">es</text:span></text:span><text:span text:style-name="Absatz-Standardschriftart"><text:span text:style-name="T56"> </text:span></text:span><text:span text:style-name="Absatz-Standardschriftart"><text:span text:style-name="T43">habitual</text:span></text:span><text:span text:style-name="Absatz-Standardschriftart"><text:span text:style-name="T69"> </text:span></text:span><text:span text:style-name="Absatz-Standardschriftart"><text:span text:style-name="T43">en</text:span></text:span><text:span text:style-name="Absatz-Standardschriftart"><text:span text:style-name="T69"> </text:span></text:span><text:span text:style-name="Absatz-Standardschriftart"><text:span text:style-name="T43">estos</text:span></text:span><text:span text:style-name="Absatz-Standardschriftart"><text:span text:style-name="T70"> </text:span></text:span><text:span text:style-name="Absatz-Standardschriftart"><text:span text:style-name="T43">casos</text:span></text:span><text:span text:style-name="Absatz-Standardschriftart"><text:span text:style-name="T71"> </text:span></text:span><text:span text:style-name="Absatz-Standardschriftart"><text:span text:style-name="T43">el</text:span></text:span><text:span text:style-name="Absatz-Standardschriftart"><text:span text:style-name="T70"> </text:span></text:span><text:span text:style-name="Absatz-Standardschriftart"><text:span text:style-name="T43">mantenimiento</text:span></text:span><text:span text:style-name="Absatz-Standardschriftart"><text:span text:style-name="T71"> </text:span></text:span><text:span text:style-name="Absatz-Standardschriftart"><text:span text:style-name="T43">del</text:span></text:span><text:span text:style-name="Absatz-Standardschriftart"><text:span text:style-name="T69"> </text:span></text:span><text:span text:style-name="Absatz-Standardschriftart"><text:span text:style-name="T43">software</text:span></text:span><text:span text:style-name="Absatz-Standardschriftart"><text:span text:style-name="T71"> </text:span></text:span><text:span text:style-name="Absatz-Standardschriftart"><text:span text:style-name="T62">desarrollado</text:span></text:span><text:span text:style-name="Absatz-Standardschriftart"><text:span text:style-name="T71"> </text:span></text:span><text:span text:style-name="Absatz-Standardschriftart"><text:span text:style-name="T43">internamente</text:span></text:span><text:span text:style-name="Absatz-Standardschriftart"><text:span text:style-name="T70"> </text:span></text:span><text:span text:style-name="Absatz-Standardschriftart"><text:span text:style-name="T43">se</text:span></text:span><text:span text:style-name="Absatz-Standardschriftart"><text:span text:style-name="T69"> </text:span></text:span><text:span text:style-name="Absatz-Standardschriftart"><text:span text:style-name="T43">asume</text:span></text:span><text:span text:style-name="Absatz-Standardschriftart"><text:span text:style-name="T57"> </text:span></text:span><text:span text:style-name="Absatz-Standardschriftart"><text:span text:style-name="T43">directamente por parte</text:span></text:span> <text:span text:style-name="Absatz-Standardschriftart"><text:span text:style-name="T43">de la</text:span></text:span> <text:span text:style-name="Absatz-Standardschriftart"><text:span text:style-name="T43">gerencia de</text:span></text:span><text:span text:style-name="Absatz-Standardschriftart"><text:span text:style-name="T62"> </text:span></text:span><text:span text:style-name="Absatz-Standardschriftart"><text:span text:style-name="T43">sistemas</text:span></text:span> que<text:span text:style-name="Absatz-Standardschriftart"><text:span text:style-name="T43"> lo</text:span></text:span> <text:span text:style-name="Absatz-Standardschriftart"><text:span text:style-name="T43">ha desarrollado.</text:span></text:span></text:p>
      <text:p text:style-name="P15"><text:span text:style-name="Absatz-Standardschriftart"><text:span text:style-name="T43">En</text:span></text:span><text:span text:style-name="Absatz-Standardschriftart"><text:span text:style-name="T72"> </text:span></text:span><text:span text:style-name="Absatz-Standardschriftart"><text:span text:style-name="T43">cuanto</text:span></text:span><text:span text:style-name="Absatz-Standardschriftart"><text:span text:style-name="T73"> </text:span></text:span><text:span text:style-name="Absatz-Standardschriftart"><text:span text:style-name="T43">al</text:span></text:span><text:span text:style-name="Absatz-Standardschriftart"><text:span text:style-name="T72"> </text:span></text:span><text:span text:style-name="Absatz-Standardschriftart"><text:span text:style-name="T62">mantenimiento</text:span></text:span><text:span text:style-name="Absatz-Standardschriftart"><text:span text:style-name="T72"> </text:span></text:span><text:span text:style-name="Absatz-Standardschriftart"><text:span text:style-name="T43">del</text:span></text:span><text:span text:style-name="Absatz-Standardschriftart"><text:span text:style-name="T74"> </text:span></text:span><text:span text:style-name="Absatz-Standardschriftart"><text:span text:style-name="T62">software</text:span></text:span><text:span text:style-name="Absatz-Standardschriftart"><text:span text:style-name="T72"> </text:span></text:span><text:span text:style-name="Absatz-Standardschriftart"><text:span text:style-name="T43">correspondiente</text:span></text:span><text:span text:style-name="Absatz-Standardschriftart"><text:span text:style-name="T75"> </text:span></text:span>a<text:span text:style-name="Absatz-Standardschriftart"><text:span text:style-name="T75"> </text:span></text:span><text:span text:style-name="Absatz-Standardschriftart"><text:span text:style-name="T43">RDS,</text:span></text:span><text:span text:style-name="Absatz-Standardschriftart"><text:span text:style-name="T73"> </text:span></text:span><text:span text:style-name="Absatz-Standardschriftart"><text:span text:style-name="T43">se</text:span></text:span><text:span text:style-name="Absatz-Standardschriftart"><text:span text:style-name="T75"> </text:span></text:span><text:span text:style-name="Absatz-Standardschriftart"><text:span text:style-name="T43">asigna</text:span></text:span><text:span text:style-name="Absatz-Standardschriftart"><text:span text:style-name="T75"> </text:span></text:span><text:span text:style-name="Absatz-Standardschriftart"><text:span text:style-name="T43">la</text:span></text:span><text:span text:style-name="Absatz-Standardschriftart"><text:span text:style-name="T75"> </text:span></text:span><text:span text:style-name="Absatz-Standardschriftart"><text:span text:style-name="T62">responsabilidad</text:span></text:span><text:span text:style-name="Absatz-Standardschriftart"><text:span text:style-name="T58"> </text:span></text:span><text:span text:style-name="Absatz-Standardschriftart"><text:span text:style-name="T43">sobre</text:span></text:span><text:span text:style-name="Absatz-Standardschriftart"><text:span text:style-name="T73"> </text:span></text:span><text:span text:style-name="Absatz-Standardschriftart"><text:span text:style-name="T43">estas</text:span></text:span><text:span text:style-name="Absatz-Standardschriftart"><text:span text:style-name="T72"> </text:span></text:span><text:span text:style-name="Absatz-Standardschriftart"><text:span text:style-name="T43">piezas</text:span></text:span><text:span text:style-name="Absatz-Standardschriftart"><text:span text:style-name="T72"> </text:span></text:span><text:span text:style-name="Absatz-Standardschriftart"><text:span text:style-name="T43">de</text:span></text:span><text:span text:style-name="Absatz-Standardschriftart"><text:span text:style-name="T73"> </text:span></text:span><text:span text:style-name="Absatz-Standardschriftart"><text:span text:style-name="T43">software</text:span></text:span><text:span text:style-name="Absatz-Standardschriftart"><text:span text:style-name="T72"> </text:span></text:span>a<text:span text:style-name="Absatz-Standardschriftart"><text:span text:style-name="T73"> </text:span></text:span><text:span text:style-name="Absatz-Standardschriftart"><text:span text:style-name="T43">la</text:span></text:span><text:span text:style-name="Absatz-Standardschriftart"><text:span text:style-name="T73"> </text:span></text:span><text:span text:style-name="Absatz-Standardschriftart"><text:span text:style-name="T43">gerencia</text:span></text:span><text:span text:style-name="Absatz-Standardschriftart"><text:span text:style-name="T75"> </text:span></text:span><text:span text:style-name="Absatz-Standardschriftart"><text:span text:style-name="T43">de</text:span></text:span><text:span text:style-name="Absatz-Standardschriftart"><text:span text:style-name="T73"> </text:span></text:span><text:span text:style-name="Absatz-Standardschriftart"><text:span text:style-name="T43">Sistemas</text:span></text:span><text:span text:style-name="Absatz-Standardschriftart"><text:span text:style-name="T72"> </text:span></text:span><text:span text:style-name="Absatz-Standardschriftart"><text:span text:style-name="T43">de</text:span></text:span><text:span text:style-name="Absatz-Standardschriftart"><text:span text:style-name="T73"> </text:span></text:span><text:span text:style-name="Absatz-Standardschriftart"><text:span text:style-name="T43">Riesgos.</text:span></text:span><text:span text:style-name="Absatz-Standardschriftart"><text:span text:style-name="T72"> </text:span></text:span><text:span text:style-name="Absatz-Standardschriftart"><text:span text:style-name="T43">Para</text:span></text:span><text:span text:style-name="Absatz-Standardschriftart"><text:span text:style-name="T72"> </text:span></text:span><text:span text:style-name="Absatz-Standardschriftart"><text:span text:style-name="T43">poder</text:span></text:span><text:span text:style-name="Absatz-Standardschriftart"><text:span text:style-name="T73"> </text:span></text:span><text:span text:style-name="Absatz-Standardschriftart"><text:span text:style-name="T43">asumir</text:span></text:span><text:span text:style-name="Absatz-Standardschriftart"><text:span text:style-name="T73"> </text:span></text:span><text:span text:style-name="Absatz-Standardschriftart"><text:span text:style-name="T43">este</text:span></text:span><text:span text:style-name="Absatz-Standardschriftart"><text:span text:style-name="T59"> </text:span></text:span><text:span text:style-name="Absatz-Standardschriftart"><text:span text:style-name="T43">nuevo</text:span></text:span><text:span text:style-name="Absatz-Standardschriftart"><text:span text:style-name="T76"> </text:span></text:span><text:span text:style-name="Absatz-Standardschriftart"><text:span text:style-name="T43">mantenimiento</text:span></text:span><text:span text:style-name="Absatz-Standardschriftart"><text:span text:style-name="T77"> </text:span></text:span><text:span text:style-name="Absatz-Standardschriftart"><text:span text:style-name="T43">se</text:span></text:span><text:span text:style-name="Absatz-Standardschriftart"><text:span text:style-name="T76"> </text:span></text:span><text:span text:style-name="Absatz-Standardschriftart"><text:span text:style-name="T43">dotará</text:span></text:span><text:span text:style-name="Absatz-Standardschriftart"><text:span text:style-name="T78"> </text:span></text:span><text:span text:style-name="Absatz-Standardschriftart"><text:span text:style-name="T43">económicamente</text:span></text:span><text:span text:style-name="Absatz-Standardschriftart"><text:span text:style-name="T77"> </text:span></text:span><text:span text:style-name="Absatz-Standardschriftart"><text:span text:style-name="T43">el</text:span></text:span><text:span text:style-name="Absatz-Standardschriftart"><text:span text:style-name="T76"> </text:span></text:span><text:span text:style-name="Absatz-Standardschriftart"><text:span text:style-name="T43">coste</text:span></text:span><text:span text:style-name="Absatz-Standardschriftart"><text:span text:style-name="T76"> </text:span></text:span><text:span text:style-name="Absatz-Standardschriftart"><text:span text:style-name="T43">equivalente</text:span></text:span><text:span text:style-name="Absatz-Standardschriftart"><text:span text:style-name="T79"> </text:span></text:span><text:span text:style-name="Absatz-Standardschriftart"><text:span text:style-name="T43">al</text:span></text:span><text:span text:style-name="Absatz-Standardschriftart"><text:span text:style-name="T76"> </text:span></text:span><text:span text:style-name="Absatz-Standardschriftart"><text:span text:style-name="T62">15%</text:span></text:span><text:span text:style-name="Absatz-Standardschriftart"><text:span text:style-name="T77"> </text:span></text:span><text:span text:style-name="Absatz-Standardschriftart"><text:span text:style-name="T43">del</text:span></text:span><text:span text:style-name="Absatz-Standardschriftart"><text:span text:style-name="T76"> </text:span></text:span><text:span text:style-name="Absatz-Standardschriftart"><text:span text:style-name="T43">valor</text:span></text:span><text:span text:style-name="Absatz-Standardschriftart"><text:span text:style-name="T78"> </text:span></text:span><text:span text:style-name="Absatz-Standardschriftart"><text:span text:style-name="T43">de</text:span></text:span><text:span text:style-name="Absatz-Standardschriftart"><text:span text:style-name="T60"> </text:span></text:span><text:span text:style-name="Absatz-Standardschriftart"><text:span text:style-name="T43">adquisición del software</text:span></text:span> <text:span text:style-name="Absatz-Standardschriftart"><text:span text:style-name="T43">al presupuesto</text:span></text:span> <text:span text:style-name="Absatz-Standardschriftart"><text:span text:style-name="T43">de la gerencia.</text:span></text:span></text:p>
      <text:list xml:id="list38656108" text:continue-numbering="true" text:style-name="L3">
        <text:list-item>
          <text:p text:style-name="P42"><text:bookmark-start text:name="_TOC_250000"/><text:span text:style-name="Absatz-Standardschriftart"><text:span text:style-name="T43">Plan de Evolución del Sistema</text:span></text:span><text:bookmark-end text:name="_TOC_250000"/></text:p>
        </text:list-item>
      </text:list>
      <text:p text:style-name="P16"><text:span text:style-name="Absatz-Standardschriftart"><text:span text:style-name="T43">El</text:span></text:span><text:span text:style-name="Absatz-Standardschriftart"><text:span text:style-name="T80"> </text:span></text:span><text:span text:style-name="Absatz-Standardschriftart"><text:span text:style-name="T43">proyecto</text:span></text:span><text:span text:style-name="Absatz-Standardschriftart"><text:span text:style-name="T80"> </text:span></text:span><text:span text:style-name="Absatz-Standardschriftart"><text:span text:style-name="T43">ha</text:span></text:span><text:span text:style-name="Absatz-Standardschriftart"><text:span text:style-name="T81"> </text:span></text:span>finalizado<text:span text:style-name="Absatz-Standardschriftart"><text:span text:style-name="T43"> entregando</text:span></text:span><text:span text:style-name="Absatz-Standardschriftart"><text:span text:style-name="T80"> </text:span></text:span><text:span text:style-name="Absatz-Standardschriftart"><text:span text:style-name="T43">toda</text:span></text:span><text:span text:style-name="Absatz-Standardschriftart"><text:span text:style-name="T80"> </text:span></text:span><text:span text:style-name="Absatz-Standardschriftart"><text:span text:style-name="T43">la</text:span></text:span><text:span text:style-name="Absatz-Standardschriftart"><text:span text:style-name="T80"> </text:span></text:span><text:span text:style-name="Absatz-Standardschriftart"><text:span text:style-name="T43">funcionalidad</text:span></text:span><text:span text:style-name="Absatz-Standardschriftart"><text:span text:style-name="T81"> </text:span></text:span><text:span text:style-name="Absatz-Standardschriftart"><text:span text:style-name="T43">inicialmente</text:span></text:span><text:span text:style-name="Absatz-Standardschriftart"><text:span text:style-name="T80"> </text:span></text:span><text:span text:style-name="Absatz-Standardschriftart"><text:span text:style-name="T43">prevista,</text:span></text:span><text:span text:style-name="Absatz-Standardschriftart"><text:span text:style-name="T81"> </text:span></text:span><text:span text:style-name="Absatz-Standardschriftart"><text:span text:style-name="T43">no</text:span></text:span><text:span text:style-name="Absatz-Standardschriftart"><text:span text:style-name="T80"> </text:span></text:span><text:span text:style-name="Absatz-Standardschriftart"><text:span text:style-name="T62">previéndose</text:span></text:span><text:span text:style-name="Absatz-Standardschriftart"><text:span text:style-name="T61"> </text:span></text:span><text:span text:style-name="Absatz-Standardschriftart"><text:span text:style-name="T43">ninguna evolución del</text:span></text:span> <text:span text:style-name="Absatz-Standardschriftart"><text:span text:style-name="T43">sistema en</text:span></text:span> <text:span text:style-name="Absatz-Standardschriftart"><text:span text:style-name="T43">el corto plaz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Überschrift_20_1" style:display-name="Überschrift 1" style:family="paragraph" style:parent-style-name="Standard" style:default-outline-level="1">
      <style:paragraph-properties fo:margin-left="0.94cm" fo:margin-right="0cm" fo:margin-top="0.101cm" fo:margin-bottom="0cm" fo:hyphenation-ladder-count="no-limit" fo:text-indent="-0.762cm" style:auto-text-indent="false">
        <style:tab-stops/>
      </style:paragraph-properties>
      <style:text-properties style:font-name="Arial" fo:font-size="16pt" fo:font-weight="bold" style:font-name-asian="Arial" style:font-size-asian="16pt" style:font-weight-asian="bold" style:font-size-complex="16pt" style:font-weight-complex="bold" fo:hyphenate="false" fo:hyphenation-remain-char-count="0" fo:hyphenation-push-char-count="0"/>
    </style:style>
    <style:style style:name="Überschrift_20_2" style:display-name="Überschrift 2" style:family="paragraph" style:parent-style-name="Standard" style:default-outline-level="2">
      <style:paragraph-properties fo:margin-left="1.335cm" fo:margin-right="0cm" fo:margin-top="0.113cm" fo:margin-bottom="0cm" fo:hyphenation-ladder-count="no-limit" fo:text-indent="-1.016cm" style:auto-text-indent="false">
        <style:tab-stops/>
      </style:paragraph-properties>
      <style:text-properties style:font-name="Arial" fo:font-size="14pt" fo:font-style="italic" fo:font-weight="bold" style:font-name-asian="Arial" style:font-size-asian="14pt" style:font-style-asian="italic" style:font-weight-asian="bold" style:font-size-complex="14pt" style:font-weight-complex="bold" fo:hyphenate="false" fo:hyphenation-remain-char-count="0" fo:hyphenation-push-char-count="0"/>
    </style:style>
    <style:style style:name="Verzeichnis_20_1" style:display-name="Verzeichnis 1" style:family="paragraph" style:parent-style-name="Standard">
      <style:paragraph-properties fo:margin-left="1.025cm" fo:margin-right="0cm" fo:margin-top="0.212cm" fo:margin-bottom="0cm" fo:hyphenation-ladder-count="no-limit" fo:text-indent="-0.847cm" style:auto-text-indent="false">
        <style:tab-stops/>
      </style:paragraph-properties>
      <style:text-properties style:font-name="Arial" fo:font-size="10pt" style:font-name-asian="Arial" style:font-size-asian="10pt" style:font-size-complex="10pt" fo:hyphenate="false" fo:hyphenation-remain-char-count="0" fo:hyphenation-push-char-count="0"/>
    </style:style>
    <style:style style:name="Verzeichnis_20_2" style:display-name="Verzeichnis 2" style:family="paragraph" style:parent-style-name="Standard">
      <style:paragraph-properties fo:margin-left="1.871cm" fo:margin-right="0cm" fo:margin-top="0.212cm" fo:margin-bottom="0cm" fo:hyphenation-ladder-count="no-limit" fo:text-indent="-1.27cm" style:auto-text-indent="false">
        <style:tab-stops/>
      </style:paragraph-properties>
      <style:text-properties style:font-name="Arial" fo:font-size="10pt" style:font-name-asian="Arial" style:font-size-asian="10pt" style:font-size-complex="10pt" fo:hyphenate="false" fo:hyphenation-remain-char-count="0" fo:hyphenation-push-char-count="0"/>
    </style:style>
    <style:style style:name="Textkörper" style:family="paragraph" style:parent-style-name="Standard">
      <style:paragraph-properties fo:margin-left="0.178cm" fo:margin-right="0cm" fo:margin-top="0.316cm" fo:margin-bottom="0cm" fo:hyphenation-ladder-count="no-limit" fo:text-indent="0cm" style:auto-text-indent="false">
        <style:tab-stops/>
      </style:paragraph-properties>
      <style:text-properties style:font-name="Arial" fo:font-size="10pt" style:font-name-asian="Arial" style:font-size-asian="10pt" style:font-size-complex="10pt" fo:hyphenate="false" fo:hyphenation-remain-char-count="0" fo:hyphenation-push-char-count="0"/>
    </style:style>
    <style:style style:name="Listenabsatz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ítulo_20_1" style:display-name="Título 1" style:family="paragraph" style:parent-style-name="Normal" style:next-style-name="Normal" style:default-outline-level="1">
      <style:paragraph-properties fo:margin-top="0.423cm" fo:margin-bottom="0cm" fo:keep-together="always" fo:hyphenation-ladder-count="no-limit" fo:keep-with-next="always"/>
      <style:text-properties fo:color="#2f5496" style:font-name="Calibri Light" fo:font-size="16pt" style:font-name-asian="Times New Roman" style:font-size-asian="16pt" style:font-name-complex="Mangal" style:font-size-complex="14.5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WW_5f_CharLFO1LVL1" style:display-name="WW_CharLFO1LVL1" style:family="text">
      <style:text-properties style:font-name="Arial" fo:font-size="16pt" fo:font-weight="bold" style:font-name-asian="Arial" style:font-size-asian="16pt" style:font-weight-asian="bold" style:font-size-complex="16pt" style:font-weight-complex="bold"/>
    </style:style>
    <style:style style:name="WW_5f_CharLFO1LVL2" style:display-name="WW_CharLFO1LVL2" style:family="text">
      <style:text-properties style:font-name="Arial" fo:font-size="14pt" fo:font-style="italic" fo:font-weight="bold" style:font-name-asian="Arial" style:font-size-asian="14pt" style:font-style-asian="italic" style:font-weight-asian="bold" style:font-size-complex="14pt" style:font-weight-complex="bold" style:text-scale="99%"/>
    </style:style>
    <style:style style:name="WW_5f_CharLFO2LVL2" style:display-name="WW_CharLFO2LVL2" style:family="text">
      <style:text-properties style:font-name="Arial" fo:font-size="10pt" fo:letter-spacing="-0.002cm" style:font-name-asian="Arial" style:font-size-asian="10pt" style:font-size-complex="10pt"/>
    </style:style>
    <style:style style:name="WW_5f_CharLFO3LVL1" style:display-name="WW_CharLFO3LVL1" style:family="text">
      <style:text-properties style:font-name="Arial" fo:font-size="10pt" style:font-name-asian="Arial" style:font-size-asian="10pt" style:font-size-complex="10pt"/>
    </style:style>
    <style:style style:name="WW_5f_CharLFO3LVL2" style:display-name="WW_CharLFO3LVL2" style:family="text">
      <style:text-properties style:font-name="Arial" fo:font-size="10pt" fo:letter-spacing="-0.002cm" style:font-name-asian="Arial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2.822cm" fo:margin-bottom="0.494cm" fo:margin-left="2.681cm" fo:margin-right="2.505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8cm" fo:page-height="29.704cm" style:num-format="1" style:print-orientation="portrait" fo:margin-top="2.822cm" fo:margin-bottom="0.494cm" fo:margin-left="2.822cm" fo:margin-right="2.82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8cm" fo:page-height="29.704cm" style:num-format="1" style:print-orientation="portrait" fo:margin-top="2.822cm" fo:margin-bottom="0.494cm" fo:margin-left="2.681cm" fo:margin-right="2.575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21.008cm" fo:page-height="29.704cm" style:num-format="1" style:print-orientation="portrait" fo:margin-top="2.822cm" fo:margin-bottom="0.494cm" fo:margin-left="2.822cm" fo:margin-right="2.787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4"/>
    <style:master-page style:name="MP3" style:page-layout-name="Mpm5"/>
    <style:master-page style:name="MP4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Online2PDF.com</meta:initial-creator>
    <dc:creator>Alejandro Luque Cerpa</dc:creator>
    <meta:creation-date>2019-01-08T16:54:00Z</meta:creation-date>
    <dc:date>2019-01-08T18:46:16.72</dc:date>
    <meta:editing-cycles>2</meta:editing-cycles>
    <meta:editing-duration>PT0S</meta:editing-duration>
    <meta:document-statistic meta:table-count="2" meta:image-count="0" meta:object-count="0" meta:page-count="6" meta:paragraph-count="67" meta:word-count="645" meta:character-count="4137"/>
    <meta:user-defined meta:name="Created" meta:value-type="date">2019-01-08T00:00:00</meta:user-defined>
    <meta:user-defined meta:name="LastSaved" meta:value-type="date">2019-01-08T00:00:00</meta:user-defined>
    <meta:template xlink:type="simple" xlink:actuate="onRequest" xlink:title="" xlink:href="../../Downloads/informe_cierre_.odt/Normal.dotm"/>
  </office:meta>
</office:document-meta>
</file>